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BF0000008085509A5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005cm" svg:y="0cm" svg:width="2.191cm" svg:height="1.468cm" draw:z-index="0"><draw:image xlink:href="Pictures/10000000000000BF0000008085509A5F.png" xlink:type="simple" xlink:show="embed" xlink:actuate="onLoad"/></draw:frame></text:p>
      <text:p text:style-name="Heading">%=protocole_titre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cm" fo:margin-bottom="0.21cm" fo:text-align="center" style:justify-single-word="false" style:page-number="auto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date>2009-11-09T11:52:50</dc:date>
    <meta:editing-cycles>6</meta:editing-cycles>
    <meta:editing-duration>PT7M20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1" meta:word-count="2" meta:character-count="19"/>
  </office:meta>
</office:document-meta>
</file>